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1.73mm"/>
    </style:style>
    <style:style style:name="co6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6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8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83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1"/>
        <table:table-column table:style-name="co4" table:number-columns-repeated="9" table:default-cell-style-name="ce26"/>
        <table:table-column table:style-name="co5" table:default-cell-style-name="ce35"/>
        <table:table-column table:style-name="co3" table:default-cell-style-name="ce35"/>
        <table:table-column table:style-name="co6" table:number-columns-repeated="243" table:default-cell-style-name="ce3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8-3 石油產品供給</text:p>
          </table:table-cell>
          <table:covered-table-cell table:number-columns-repeated="11" table:style-name="ce10"/>
          <table:table-cell table:style-name="ce33" table:number-columns-repeated="1012"/>
        </table:table-row>
        <table:table-row table:style-name="ro2">
          <table:table-cell table:style-name="ce2" table:number-columns-repeated="11"/>
          <table:table-cell table:style-name="ce14" office:value-type="string" calcext:value-type="string">
            <text:p>單位：公秉油當量</text:p>
          </table:table-cell>
          <table:table-cell table:style-name="ce34" table:number-columns-repeated="1012"/>
        </table:table-row>
        <table:table-row table:style-name="ro3">
          <table:table-cell table:style-name="ce3" office:value-type="string" calcext:value-type="string" table:number-columns-spanned="2" table:number-rows-spanned="1">
            <text:p>年月</text:p>
          </table:table-cell>
          <table:covered-table-cell table:style-name="ce11"/>
          <table:table-cell table:style-name="ce17"/>
          <table:table-cell table:style-name="ce22" office:value-type="string" calcext:value-type="string">
            <text:p>液化石油氣</text:p>
          </table:table-cell>
          <table:table-cell table:style-name="ce22" office:value-type="string" calcext:value-type="string">
            <text:p>石油腦</text:p>
          </table:table-cell>
          <table:table-cell table:style-name="ce22" office:value-type="string" calcext:value-type="string">
            <text:p>車用汽油</text:p>
          </table:table-cell>
          <table:table-cell table:style-name="ce22" office:value-type="string" calcext:value-type="string">
            <text:p>航空燃油</text:p>
          </table:table-cell>
          <table:table-cell table:style-name="ce22" office:value-type="string" calcext:value-type="string">
            <text:p>煤油</text:p>
          </table:table-cell>
          <table:table-cell table:style-name="ce22" office:value-type="string" calcext:value-type="string">
            <text:p>柴油</text:p>
          </table:table-cell>
          <table:table-cell table:style-name="ce22" office:value-type="string" calcext:value-type="string">
            <text:p>燃料油</text:p>
          </table:table-cell>
          <table:table-cell table:style-name="ce22" office:value-type="string" calcext:value-type="string">
            <text:p>潤滑油</text:p>
          </table:table-cell>
          <table:table-cell table:style-name="ce22" office:value-type="string" calcext:value-type="string">
            <text:p>其他油品</text:p>
          </table:table-cell>
          <table:table-cell table:style-name="ce34" table:number-columns-repeated="1012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2"/>
          <table:table-cell table:style-name="ce18"/>
          <table:table-cell table:style-name="ce23" office:value-type="float" office:value="2768339.74743" calcext:value-type="float">
            <text:p><text:s/>2,768,340 <text:s/></text:p>
          </table:table-cell>
          <table:table-cell table:style-name="ce27" office:value-type="float" office:value="13747142.9333333" calcext:value-type="float">
            <text:p><text:s/>13,747,143 <text:s/></text:p>
          </table:table-cell>
          <table:table-cell table:style-name="ce27" office:value-type="float" office:value="9352947.93333333" calcext:value-type="float">
            <text:p><text:s/>9,352,948 <text:s/></text:p>
          </table:table-cell>
          <table:table-cell table:style-name="ce27" office:value-type="float" office:value="3043095.11111111" calcext:value-type="float">
            <text:p><text:s/>3,043,095 <text:s/></text:p>
          </table:table-cell>
          <table:table-cell table:style-name="ce27" office:value-type="float" office:value="222809.555555556" calcext:value-type="float">
            <text:p><text:s/>222,810 <text:s/></text:p>
          </table:table-cell>
          <table:table-cell table:style-name="ce27" office:value-type="float" office:value="9248094.8" calcext:value-type="float">
            <text:p><text:s/>9,248,095 <text:s/></text:p>
          </table:table-cell>
          <table:table-cell table:style-name="ce27" office:value-type="float" office:value="15775480.9055367" calcext:value-type="float">
            <text:p><text:s/>15,775,481 <text:s/></text:p>
          </table:table-cell>
          <table:table-cell table:style-name="ce27" office:value-type="float" office:value="532870.4" calcext:value-type="float">
            <text:p><text:s/>532,870 <text:s/></text:p>
          </table:table-cell>
          <table:table-cell table:style-name="ce30" office:value-type="float" office:value="6145233.16634375" calcext:value-type="float">
            <text:p><text:s/>6,145,233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3"/>
          <table:table-cell table:style-name="ce19"/>
          <table:table-cell table:style-name="ce24" office:value-type="float" office:value="2896618.3294" calcext:value-type="float">
            <text:p><text:s/>2,896,618 <text:s/></text:p>
          </table:table-cell>
          <table:table-cell table:style-name="ce28" office:value-type="float" office:value="16300440.8666667" calcext:value-type="float">
            <text:p><text:s/>16,300,441 <text:s/></text:p>
          </table:table-cell>
          <table:table-cell table:style-name="ce28" office:value-type="float" office:value="11005339.8" calcext:value-type="float">
            <text:p><text:s/>11,005,340 <text:s/></text:p>
          </table:table-cell>
          <table:table-cell table:style-name="ce28" office:value-type="float" office:value="2647255.11111111" calcext:value-type="float">
            <text:p><text:s/>2,647,255 <text:s/></text:p>
          </table:table-cell>
          <table:table-cell table:style-name="ce28" office:value-type="float" office:value="371793.777777778" calcext:value-type="float">
            <text:p><text:s/>371,794 <text:s/></text:p>
          </table:table-cell>
          <table:table-cell table:style-name="ce28" office:value-type="float" office:value="10964611.4666667" calcext:value-type="float">
            <text:p><text:s/>10,964,611 <text:s/></text:p>
          </table:table-cell>
          <table:table-cell table:style-name="ce28" office:value-type="float" office:value="17028709.32082" calcext:value-type="float">
            <text:p><text:s/>17,028,709 <text:s/></text:p>
          </table:table-cell>
          <table:table-cell table:style-name="ce28" office:value-type="float" office:value="538151.466666667" calcext:value-type="float">
            <text:p><text:s/>538,151 <text:s/></text:p>
          </table:table-cell>
          <table:table-cell table:style-name="ce31" office:value-type="float" office:value="6734194.34853362" calcext:value-type="float">
            <text:p><text:s/>6,734,194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3"/>
          <table:table-cell table:style-name="ce19"/>
          <table:table-cell table:style-name="ce24" office:value-type="float" office:value="3106067.68338" calcext:value-type="float">
            <text:p><text:s/>3,106,068 <text:s/></text:p>
          </table:table-cell>
          <table:table-cell table:style-name="ce28" office:value-type="float" office:value="18278598.8666667" calcext:value-type="float">
            <text:p><text:s/>18,278,599 <text:s/></text:p>
          </table:table-cell>
          <table:table-cell table:style-name="ce28" office:value-type="float" office:value="13080751.6666667" calcext:value-type="float">
            <text:p><text:s/>13,080,752 <text:s/></text:p>
          </table:table-cell>
          <table:table-cell table:style-name="ce28" office:value-type="float" office:value="3389567.11111111" calcext:value-type="float">
            <text:p><text:s/>3,389,567 <text:s/></text:p>
          </table:table-cell>
          <table:table-cell table:style-name="ce28" office:value-type="float" office:value="250721.666666667" calcext:value-type="float">
            <text:p><text:s/>250,722 <text:s/></text:p>
          </table:table-cell>
          <table:table-cell table:style-name="ce28" office:value-type="float" office:value="12703949.0666667" calcext:value-type="float">
            <text:p><text:s/>12,703,949 <text:s/></text:p>
          </table:table-cell>
          <table:table-cell table:style-name="ce28" office:value-type="float" office:value="16270666.00374" calcext:value-type="float">
            <text:p><text:s/>16,270,666 <text:s/></text:p>
          </table:table-cell>
          <table:table-cell table:style-name="ce28" office:value-type="float" office:value="605781.333333333" calcext:value-type="float">
            <text:p><text:s/>605,781 <text:s/></text:p>
          </table:table-cell>
          <table:table-cell table:style-name="ce31" office:value-type="float" office:value="7242208.51985875" calcext:value-type="float">
            <text:p><text:s/>7,242,209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3"/>
          <table:table-cell table:style-name="ce19"/>
          <table:table-cell table:style-name="ce24" office:value-type="float" office:value="3371611.35767" calcext:value-type="float">
            <text:p><text:s/>3,371,611 <text:s/></text:p>
          </table:table-cell>
          <table:table-cell table:style-name="ce28" office:value-type="float" office:value="18453564.1333333" calcext:value-type="float">
            <text:p><text:s/>18,453,564 <text:s/></text:p>
          </table:table-cell>
          <table:table-cell table:style-name="ce28" office:value-type="float" office:value="13095316" calcext:value-type="float">
            <text:p><text:s/>13,095,316 <text:s/></text:p>
          </table:table-cell>
          <table:table-cell table:style-name="ce28" office:value-type="float" office:value="4596790.22222222" calcext:value-type="float">
            <text:p><text:s/>4,596,790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4389322.2666667" calcext:value-type="float">
            <text:p><text:s/>14,389,322 <text:s/></text:p>
          </table:table-cell>
          <table:table-cell table:style-name="ce28" office:value-type="float" office:value="14617765.27477" calcext:value-type="float">
            <text:p><text:s/>14,617,765 <text:s/></text:p>
          </table:table-cell>
          <table:table-cell table:style-name="ce28" office:value-type="float" office:value="749062.4" calcext:value-type="float">
            <text:p><text:s/>749,062 <text:s/></text:p>
          </table:table-cell>
          <table:table-cell table:style-name="ce31" office:value-type="float" office:value="7808713.21917876" calcext:value-type="float">
            <text:p><text:s/>7,808,713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3"/>
          <table:table-cell table:style-name="ce19"/>
          <table:table-cell table:style-name="ce24" office:value-type="float" office:value="3526224.90487" calcext:value-type="float">
            <text:p><text:s/>3,526,225 <text:s/></text:p>
          </table:table-cell>
          <table:table-cell table:style-name="ce28" office:value-type="float" office:value="17910408.5333333" calcext:value-type="float">
            <text:p><text:s/>17,910,409 <text:s/></text:p>
          </table:table-cell>
          <table:table-cell table:style-name="ce28" office:value-type="float" office:value="12945079.3333333" calcext:value-type="float">
            <text:p><text:s/>12,945,079 <text:s/></text:p>
          </table:table-cell>
          <table:table-cell table:style-name="ce28" office:value-type="float" office:value="4959264.88888889" calcext:value-type="float">
            <text:p><text:s/>4,959,26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4633575.6" calcext:value-type="float">
            <text:p><text:s/>14,633,576 <text:s/></text:p>
          </table:table-cell>
          <table:table-cell table:style-name="ce28" office:value-type="float" office:value="16472738.3797533" calcext:value-type="float">
            <text:p><text:s/>16,472,738 <text:s/></text:p>
          </table:table-cell>
          <table:table-cell table:style-name="ce28" office:value-type="float" office:value="651464.533333333" calcext:value-type="float">
            <text:p><text:s/>651,465 <text:s/></text:p>
          </table:table-cell>
          <table:table-cell table:style-name="ce31" office:value-type="float" office:value="7257594.30264314" calcext:value-type="float">
            <text:p><text:s/>7,257,594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3"/>
          <table:table-cell table:style-name="ce19"/>
          <table:table-cell table:style-name="ce24" office:value-type="float" office:value="3713121.53556" calcext:value-type="float">
            <text:p><text:s/>3,713,122 <text:s/></text:p>
          </table:table-cell>
          <table:table-cell table:style-name="ce28" office:value-type="float" office:value="21834063.3333333" calcext:value-type="float">
            <text:p><text:s/>21,834,063 <text:s/></text:p>
          </table:table-cell>
          <table:table-cell table:style-name="ce28" office:value-type="float" office:value="14130789.3133333" calcext:value-type="float">
            <text:p><text:s/>14,130,789 <text:s/></text:p>
          </table:table-cell>
          <table:table-cell table:style-name="ce28" office:value-type="float" office:value="4736377.77777778" calcext:value-type="float">
            <text:p><text:s/>4,736,378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5352980.5333333" calcext:value-type="float">
            <text:p><text:s/>15,352,981 <text:s/></text:p>
          </table:table-cell>
          <table:table-cell table:style-name="ce28" office:value-type="float" office:value="15300841.4363667" calcext:value-type="float">
            <text:p><text:s/>15,300,841 <text:s/></text:p>
          </table:table-cell>
          <table:table-cell table:style-name="ce28" office:value-type="float" office:value="671543.466666667" calcext:value-type="float">
            <text:p><text:s/>671,543 <text:s/></text:p>
          </table:table-cell>
          <table:table-cell table:style-name="ce31" office:value-type="float" office:value="7794731.3533727" calcext:value-type="float">
            <text:p><text:s/>7,794,731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3"/>
          <table:table-cell table:style-name="ce19"/>
          <table:table-cell table:style-name="ce24" office:value-type="float" office:value="3477181.74503" calcext:value-type="float">
            <text:p><text:s/>3,477,182 <text:s/></text:p>
          </table:table-cell>
          <table:table-cell table:style-name="ce28" office:value-type="float" office:value="21641997" calcext:value-type="float">
            <text:p><text:s/>21,641,997 <text:s/></text:p>
          </table:table-cell>
          <table:table-cell table:style-name="ce28" office:value-type="float" office:value="12921380.42" calcext:value-type="float">
            <text:p><text:s/>12,921,380 <text:s/></text:p>
          </table:table-cell>
          <table:table-cell table:style-name="ce28" office:value-type="float" office:value="4751195.55555556" calcext:value-type="float">
            <text:p><text:s/>4,751,19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5563067.9334667" calcext:value-type="float">
            <text:p><text:s/>15,563,068 <text:s/></text:p>
          </table:table-cell>
          <table:table-cell table:style-name="ce28" office:value-type="float" office:value="13417811.24118" calcext:value-type="float">
            <text:p><text:s/>13,417,811 <text:s/></text:p>
          </table:table-cell>
          <table:table-cell table:style-name="ce28" office:value-type="float" office:value="603962.666666667" calcext:value-type="float">
            <text:p><text:s/>603,963 <text:s/></text:p>
          </table:table-cell>
          <table:table-cell table:style-name="ce31" office:value-type="float" office:value="6550871.66487827" calcext:value-type="float">
            <text:p><text:s/>6,550,872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3"/>
          <table:table-cell table:style-name="ce19"/>
          <table:table-cell table:style-name="ce24" office:value-type="float" office:value="3677451.58978" calcext:value-type="float">
            <text:p><text:s/>3,677,452 <text:s/></text:p>
          </table:table-cell>
          <table:table-cell table:style-name="ce28" office:value-type="float" office:value="22126546" calcext:value-type="float">
            <text:p><text:s/>22,126,546 <text:s/></text:p>
          </table:table-cell>
          <table:table-cell table:style-name="ce28" office:value-type="float" office:value="13298725.18" calcext:value-type="float">
            <text:p><text:s/>13,298,725 <text:s/></text:p>
          </table:table-cell>
          <table:table-cell table:style-name="ce28" office:value-type="float" office:value="4998536" calcext:value-type="float">
            <text:p><text:s/>4,998,53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6785487.8856" calcext:value-type="float">
            <text:p><text:s/>16,785,488 <text:s/></text:p>
          </table:table-cell>
          <table:table-cell table:style-name="ce28" office:value-type="float" office:value="10283922.9723967" calcext:value-type="float">
            <text:p><text:s/>10,283,923 <text:s/></text:p>
          </table:table-cell>
          <table:table-cell table:style-name="ce28" office:value-type="float" office:value="700530.133333333" calcext:value-type="float">
            <text:p><text:s/>700,530 <text:s/></text:p>
          </table:table-cell>
          <table:table-cell table:style-name="ce31" office:value-type="float" office:value="7072967.67088363" calcext:value-type="float">
            <text:p><text:s/>7,072,968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3"/>
          <table:table-cell table:style-name="ce19"/>
          <table:table-cell table:style-name="ce24" office:value-type="float" office:value="3146531.77495" calcext:value-type="float">
            <text:p><text:s/>3,146,532 <text:s/></text:p>
          </table:table-cell>
          <table:table-cell table:style-name="ce28" office:value-type="float" office:value="23949815.9333333" calcext:value-type="float">
            <text:p><text:s/>23,949,816 <text:s/></text:p>
          </table:table-cell>
          <table:table-cell table:style-name="ce28" office:value-type="float" office:value="12887258.02" calcext:value-type="float">
            <text:p><text:s/>12,887,258 <text:s/></text:p>
          </table:table-cell>
          <table:table-cell table:style-name="ce28" office:value-type="float" office:value="4251344" calcext:value-type="float">
            <text:p><text:s/>4,251,34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4959169.7901333" calcext:value-type="float">
            <text:p><text:s/>14,959,170 <text:s/></text:p>
          </table:table-cell>
          <table:table-cell table:style-name="ce28" office:value-type="float" office:value="12337694.34" calcext:value-type="float">
            <text:p><text:s/>12,337,694 <text:s/></text:p>
          </table:table-cell>
          <table:table-cell table:style-name="ce28" office:value-type="float" office:value="1082088.53333333" calcext:value-type="float">
            <text:p><text:s/>1,082,089 <text:s/></text:p>
          </table:table-cell>
          <table:table-cell table:style-name="ce31" office:value-type="float" office:value="7378347.18553872" calcext:value-type="float">
            <text:p><text:s/>7,378,347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3"/>
          <table:table-cell table:style-name="ce19"/>
          <table:table-cell table:style-name="ce24" office:value-type="float" office:value="3122374.74847" calcext:value-type="float">
            <text:p><text:s/>3,122,375 <text:s/></text:p>
          </table:table-cell>
          <table:table-cell table:style-name="ce28" office:value-type="float" office:value="20892319.9333333" calcext:value-type="float">
            <text:p><text:s/>20,892,320 <text:s/></text:p>
          </table:table-cell>
          <table:table-cell table:style-name="ce28" office:value-type="float" office:value="11568726.1733333" calcext:value-type="float">
            <text:p><text:s/>11,568,726 <text:s/></text:p>
          </table:table-cell>
          <table:table-cell table:style-name="ce28" office:value-type="float" office:value="3796010.66666667" calcext:value-type="float">
            <text:p><text:s/>3,796,01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4087267.7922667" calcext:value-type="float">
            <text:p><text:s/>14,087,268 <text:s/></text:p>
          </table:table-cell>
          <table:table-cell table:style-name="ce28" office:value-type="float" office:value="10816101.4055433" calcext:value-type="float">
            <text:p><text:s/>10,816,101 <text:s/></text:p>
          </table:table-cell>
          <table:table-cell table:style-name="ce28" office:value-type="float" office:value="1334513.06666667" calcext:value-type="float">
            <text:p><text:s/>1,334,513 <text:s/></text:p>
          </table:table-cell>
          <table:table-cell table:style-name="ce31" office:value-type="float" office:value="7015987.10928727" calcext:value-type="float">
            <text:p><text:s/>7,015,987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3"/>
          <table:table-cell table:style-name="ce19"/>
          <table:table-cell table:style-name="ce24" office:value-type="float" office:value="2836047.50729" calcext:value-type="float">
            <text:p><text:s/>2,836,048 <text:s/></text:p>
          </table:table-cell>
          <table:table-cell table:style-name="ce28" office:value-type="float" office:value="21669482.4666667" calcext:value-type="float">
            <text:p><text:s/>21,669,482 <text:s/></text:p>
          </table:table-cell>
          <table:table-cell table:style-name="ce28" office:value-type="float" office:value="12254810.88" calcext:value-type="float">
            <text:p><text:s/>12,254,811 <text:s/></text:p>
          </table:table-cell>
          <table:table-cell table:style-name="ce28" office:value-type="float" office:value="4296852.44444444" calcext:value-type="float">
            <text:p><text:s/>4,296,852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5796679.2172" calcext:value-type="float">
            <text:p><text:s/>15,796,679 <text:s/></text:p>
          </table:table-cell>
          <table:table-cell table:style-name="ce28" office:value-type="float" office:value="11061703.7778833" calcext:value-type="float">
            <text:p><text:s/>11,061,704 <text:s/></text:p>
          </table:table-cell>
          <table:table-cell table:style-name="ce28" office:value-type="float" office:value="1364641.06666667" calcext:value-type="float">
            <text:p><text:s/>1,364,641 <text:s/></text:p>
          </table:table-cell>
          <table:table-cell table:style-name="ce31" office:value-type="float" office:value="6869398.27208668" calcext:value-type="float">
            <text:p><text:s/>6,869,398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3"/>
          <table:table-cell table:style-name="ce19"/>
          <table:table-cell table:style-name="ce24" office:value-type="float" office:value="3517742.33604" calcext:value-type="float">
            <text:p><text:s/>3,517,742 <text:s/></text:p>
          </table:table-cell>
          <table:table-cell table:style-name="ce28" office:value-type="float" office:value="23266926.8" calcext:value-type="float">
            <text:p><text:s/>23,266,927 <text:s/></text:p>
          </table:table-cell>
          <table:table-cell table:style-name="ce28" office:value-type="float" office:value="13278785.52" calcext:value-type="float">
            <text:p><text:s/>13,278,786 <text:s/></text:p>
          </table:table-cell>
          <table:table-cell table:style-name="ce28" office:value-type="float" office:value="4299886.22222222" calcext:value-type="float">
            <text:p><text:s/>4,299,88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6075440.8696" calcext:value-type="float">
            <text:p><text:s/>16,075,441 <text:s/></text:p>
          </table:table-cell>
          <table:table-cell table:style-name="ce28" office:value-type="float" office:value="8142769.94092667" calcext:value-type="float">
            <text:p><text:s/>8,142,770 <text:s/></text:p>
          </table:table-cell>
          <table:table-cell table:style-name="ce28" office:value-type="float" office:value="1323982.93333333" calcext:value-type="float">
            <text:p><text:s/>1,323,983 <text:s/></text:p>
          </table:table-cell>
          <table:table-cell table:style-name="ce31" office:value-type="float" office:value="7023042.34104733" calcext:value-type="float">
            <text:p><text:s/>7,023,042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3"/>
          <table:table-cell table:style-name="ce19"/>
          <table:table-cell table:style-name="ce24" office:value-type="float" office:value="3882566.51058" calcext:value-type="float">
            <text:p><text:s/>3,882,567 <text:s/></text:p>
          </table:table-cell>
          <table:table-cell table:style-name="ce28" office:value-type="float" office:value="23650277.7333333" calcext:value-type="float">
            <text:p><text:s/>23,650,278 <text:s/></text:p>
          </table:table-cell>
          <table:table-cell table:style-name="ce28" office:value-type="float" office:value="13158235.0466667" calcext:value-type="float">
            <text:p><text:s/>13,158,235 <text:s/></text:p>
          </table:table-cell>
          <table:table-cell table:style-name="ce28" office:value-type="float" office:value="4157634.66666667" calcext:value-type="float">
            <text:p><text:s/>4,157,635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6029080.0049333" calcext:value-type="float">
            <text:p><text:s/>16,029,080 <text:s/></text:p>
          </table:table-cell>
          <table:table-cell table:style-name="ce28" office:value-type="float" office:value="8617074.81169667" calcext:value-type="float">
            <text:p><text:s/>8,617,075 <text:s/></text:p>
          </table:table-cell>
          <table:table-cell table:style-name="ce28" office:value-type="float" office:value="1406061.86666667" calcext:value-type="float">
            <text:p><text:s/>1,406,062 <text:s/></text:p>
          </table:table-cell>
          <table:table-cell table:style-name="ce31" office:value-type="float" office:value="8031066.55604678" calcext:value-type="float">
            <text:p><text:s/>8,031,067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3"/>
          <table:table-cell table:style-name="ce19"/>
          <table:table-cell table:style-name="ce24" office:value-type="float" office:value="3330828.28184" calcext:value-type="float">
            <text:p><text:s/>3,330,828 <text:s/></text:p>
          </table:table-cell>
          <table:table-cell table:style-name="ce28" office:value-type="float" office:value="24334864.6666667" calcext:value-type="float">
            <text:p><text:s/>24,334,865 <text:s/></text:p>
          </table:table-cell>
          <table:table-cell table:style-name="ce28" office:value-type="float" office:value="13685890.14" calcext:value-type="float">
            <text:p><text:s/>13,685,890 <text:s/></text:p>
          </table:table-cell>
          <table:table-cell table:style-name="ce28" office:value-type="float" office:value="4453496" calcext:value-type="float">
            <text:p><text:s/>4,453,496 <text:s/></text:p>
          </table:table-cell>
          <table:table-cell table:style-name="ce28" office:value-type="float" office:value="2935.33333333333" calcext:value-type="float">
            <text:p><text:s/>2,935 <text:s/></text:p>
          </table:table-cell>
          <table:table-cell table:style-name="ce28" office:value-type="float" office:value="15731580.2354667" calcext:value-type="float">
            <text:p><text:s/>15,731,580 <text:s/></text:p>
          </table:table-cell>
          <table:table-cell table:style-name="ce28" office:value-type="float" office:value="7850987.75802667" calcext:value-type="float">
            <text:p><text:s/>7,850,988 <text:s/></text:p>
          </table:table-cell>
          <table:table-cell table:style-name="ce28" office:value-type="float" office:value="1285782.4" calcext:value-type="float">
            <text:p><text:s/>1,285,782 <text:s/></text:p>
          </table:table-cell>
          <table:table-cell table:style-name="ce31" office:value-type="float" office:value="7838245.14097424" calcext:value-type="float">
            <text:p><text:s/>7,838,245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3"/>
          <table:table-cell table:style-name="ce19"/>
          <table:table-cell table:style-name="ce24" office:value-type="float" office:value="3853585.85237" calcext:value-type="float">
            <text:p><text:s/>3,853,586 <text:s/></text:p>
          </table:table-cell>
          <table:table-cell table:style-name="ce28" office:value-type="float" office:value="23006363.4666667" calcext:value-type="float">
            <text:p><text:s/>23,006,363 <text:s/></text:p>
          </table:table-cell>
          <table:table-cell table:style-name="ce28" office:value-type="float" office:value="14391721.76" calcext:value-type="float">
            <text:p><text:s/>14,391,722 <text:s/></text:p>
          </table:table-cell>
          <table:table-cell table:style-name="ce28" office:value-type="float" office:value="4381795.55555556" calcext:value-type="float">
            <text:p><text:s/>4,381,796 <text:s/></text:p>
          </table:table-cell>
          <table:table-cell table:style-name="ce28" office:value-type="float" office:value="8573.66666666667" calcext:value-type="float">
            <text:p><text:s/>8,574 <text:s/></text:p>
          </table:table-cell>
          <table:table-cell table:style-name="ce28" office:value-type="float" office:value="15273918.6058667" calcext:value-type="float">
            <text:p><text:s/>15,273,919 <text:s/></text:p>
          </table:table-cell>
          <table:table-cell table:style-name="ce28" office:value-type="float" office:value="7636241.21784667" calcext:value-type="float">
            <text:p><text:s/>7,636,241 <text:s/></text:p>
          </table:table-cell>
          <table:table-cell table:style-name="ce28" office:value-type="float" office:value="1305801.6" calcext:value-type="float">
            <text:p><text:s/>1,305,802 <text:s/></text:p>
          </table:table-cell>
          <table:table-cell table:style-name="ce31" office:value-type="float" office:value="8076014.11320024" calcext:value-type="float">
            <text:p><text:s/>8,076,014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3"/>
          <table:table-cell table:style-name="ce19"/>
          <table:table-cell table:style-name="ce24" office:value-type="float" office:value="3123690.89361" calcext:value-type="float">
            <text:p><text:s/>3,123,691 <text:s/></text:p>
          </table:table-cell>
          <table:table-cell table:style-name="ce28" office:value-type="float" office:value="23447040.0666667" calcext:value-type="float">
            <text:p><text:s/>23,447,040 <text:s/></text:p>
          </table:table-cell>
          <table:table-cell table:style-name="ce28" office:value-type="float" office:value="13437946.34" calcext:value-type="float">
            <text:p><text:s/>13,437,946 <text:s/></text:p>
          </table:table-cell>
          <table:table-cell table:style-name="ce28" office:value-type="float" office:value="4322836.44444445" calcext:value-type="float">
            <text:p><text:s/>4,322,836 <text:s/></text:p>
          </table:table-cell>
          <table:table-cell table:style-name="ce28" office:value-type="float" office:value="2168.44444444444" calcext:value-type="float">
            <text:p><text:s/>2,168 <text:s/></text:p>
          </table:table-cell>
          <table:table-cell table:style-name="ce28" office:value-type="float" office:value="14978394.2326667" calcext:value-type="float">
            <text:p><text:s/>14,978,394 <text:s/></text:p>
          </table:table-cell>
          <table:table-cell table:style-name="ce28" office:value-type="float" office:value="8314277.41156667" calcext:value-type="float">
            <text:p><text:s/>8,314,277 <text:s/></text:p>
          </table:table-cell>
          <table:table-cell table:style-name="ce28" office:value-type="float" office:value="1352368" calcext:value-type="float">
            <text:p><text:s/>1,352,368 <text:s/></text:p>
          </table:table-cell>
          <table:table-cell table:style-name="ce31" office:value-type="float" office:value="7875686.3300438" calcext:value-type="float">
            <text:p><text:s/>7,875,686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3"/>
          <table:table-cell table:style-name="ce19"/>
          <table:table-cell table:style-name="ce24" office:value-type="float" office:value="3926686.99005646" calcext:value-type="float">
            <text:p><text:s/>3,926,687 <text:s/></text:p>
          </table:table-cell>
          <table:table-cell table:style-name="ce28" office:value-type="float" office:value="23520439.0052667" calcext:value-type="float">
            <text:p><text:s/>23,520,439 <text:s/></text:p>
          </table:table-cell>
          <table:table-cell table:style-name="ce28" office:value-type="float" office:value="13279404.8244" calcext:value-type="float">
            <text:p><text:s/>13,279,405 <text:s/></text:p>
          </table:table-cell>
          <table:table-cell table:style-name="ce28" office:value-type="float" office:value="4710355.92" calcext:value-type="float">
            <text:p><text:s/>4,710,356 <text:s/></text:p>
          </table:table-cell>
          <table:table-cell table:style-name="ce28" office:value-type="float" office:value="5446.96622222222" calcext:value-type="float">
            <text:p><text:s/>5,447 <text:s/></text:p>
          </table:table-cell>
          <table:table-cell table:style-name="ce28" office:value-type="float" office:value="16091804.9385333" calcext:value-type="float">
            <text:p><text:s/>16,091,805 <text:s/></text:p>
          </table:table-cell>
          <table:table-cell table:style-name="ce28" office:value-type="float" office:value="7071704.55086667" calcext:value-type="float">
            <text:p><text:s/>7,071,705 <text:s/></text:p>
          </table:table-cell>
          <table:table-cell table:style-name="ce28" office:value-type="float" office:value="1194503.93493333" calcext:value-type="float">
            <text:p><text:s/>1,194,504 <text:s/></text:p>
          </table:table-cell>
          <table:table-cell table:style-name="ce31" office:value-type="float" office:value="8618463.6030662" calcext:value-type="float">
            <text:p><text:s/>8,618,464 <text:s/>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3"/>
          <table:table-cell table:style-name="ce19"/>
          <table:table-cell table:style-name="ce24" office:value-type="float" office:value="3789634.20454608" calcext:value-type="float">
            <text:p><text:s/>3,789,634 <text:s/></text:p>
          </table:table-cell>
          <table:table-cell table:style-name="ce28" office:value-type="float" office:value="21917495.5939333" calcext:value-type="float">
            <text:p><text:s/>21,917,496 <text:s/></text:p>
          </table:table-cell>
          <table:table-cell table:style-name="ce28" office:value-type="float" office:value="12712701.1084667" calcext:value-type="float">
            <text:p><text:s/>12,712,701 <text:s/></text:p>
          </table:table-cell>
          <table:table-cell table:style-name="ce28" office:value-type="float" office:value="4612314.60266667" calcext:value-type="float">
            <text:p><text:s/>4,612,315 <text:s/></text:p>
          </table:table-cell>
          <table:table-cell table:style-name="ce28" office:value-type="float" office:value="2139.11944444444" calcext:value-type="float">
            <text:p><text:s/>2,139 <text:s/></text:p>
          </table:table-cell>
          <table:table-cell table:style-name="ce28" office:value-type="float" office:value="16595761.0989333" calcext:value-type="float">
            <text:p><text:s/>16,595,761 <text:s/></text:p>
          </table:table-cell>
          <table:table-cell table:style-name="ce28" office:value-type="float" office:value="5518627.7454" calcext:value-type="float">
            <text:p><text:s/>5,518,628 <text:s/></text:p>
          </table:table-cell>
          <table:table-cell table:style-name="ce28" office:value-type="float" office:value="1327321.7696" calcext:value-type="float">
            <text:p><text:s/>1,327,322 <text:s/></text:p>
          </table:table-cell>
          <table:table-cell table:style-name="ce31" office:value-type="float" office:value="8893013.03309746" calcext:value-type="float">
            <text:p><text:s/>8,893,013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/>
          <table:table-cell table:style-name="ce19"/>
          <table:table-cell table:style-name="ce24"/>
          <table:table-cell table:style-name="ce28" table:number-columns-repeated="7"/>
          <table:table-cell table:style-name="ce31"/>
          <table:table-cell table:number-columns-repeated="1012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4" office:value-type="float" office:value="406628.47177704" calcext:value-type="float">
            <text:p><text:s/>406,628 <text:s/></text:p>
          </table:table-cell>
          <table:table-cell table:style-name="ce28" office:value-type="float" office:value="1821725.74913333" calcext:value-type="float">
            <text:p><text:s/>1,821,726 <text:s/></text:p>
          </table:table-cell>
          <table:table-cell table:style-name="ce28" office:value-type="float" office:value="1079333.18566667" calcext:value-type="float">
            <text:p><text:s/>1,079,333 <text:s/></text:p>
          </table:table-cell>
          <table:table-cell table:style-name="ce28" office:value-type="float" office:value="422113.435555556" calcext:value-type="float">
            <text:p><text:s/>422,113 <text:s/></text:p>
          </table:table-cell>
          <table:table-cell table:style-name="ce28" office:value-type="float" office:value="341.331666666667" calcext:value-type="float">
            <text:p><text:s/>341 <text:s/></text:p>
          </table:table-cell>
          <table:table-cell table:style-name="ce28" office:value-type="float" office:value="1396688.6528" calcext:value-type="float">
            <text:p><text:s/>1,396,689 <text:s/></text:p>
          </table:table-cell>
          <table:table-cell table:style-name="ce28" office:value-type="float" office:value="531635.8141" calcext:value-type="float">
            <text:p><text:s/>531,636 <text:s/></text:p>
          </table:table-cell>
          <table:table-cell table:style-name="ce28" office:value-type="float" office:value="107695.2" calcext:value-type="float">
            <text:p><text:s/>107,695 <text:s/></text:p>
          </table:table-cell>
          <table:table-cell table:style-name="ce31" office:value-type="float" office:value="776873.966149175" calcext:value-type="float">
            <text:p><text:s/>776,874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4" office:value-type="float" office:value="298935.66903233" calcext:value-type="float">
            <text:p><text:s/>298,936 <text:s/></text:p>
          </table:table-cell>
          <table:table-cell table:style-name="ce28" office:value-type="float" office:value="1759091.56453333" calcext:value-type="float">
            <text:p><text:s/>1,759,092 <text:s/></text:p>
          </table:table-cell>
          <table:table-cell table:style-name="ce28" office:value-type="float" office:value="945861.957733333" calcext:value-type="float">
            <text:p><text:s/>945,862 <text:s/></text:p>
          </table:table-cell>
          <table:table-cell table:style-name="ce28" office:value-type="float" office:value="358840.809777778" calcext:value-type="float">
            <text:p><text:s/>358,841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01393.44" calcext:value-type="float">
            <text:p><text:s/>1,101,393 <text:s/></text:p>
          </table:table-cell>
          <table:table-cell table:style-name="ce28" office:value-type="float" office:value="449036.217" calcext:value-type="float">
            <text:p><text:s/>449,036 <text:s/></text:p>
          </table:table-cell>
          <table:table-cell table:style-name="ce28" office:value-type="float" office:value="101850.126933333" calcext:value-type="float">
            <text:p><text:s/>101,850 <text:s/></text:p>
          </table:table-cell>
          <table:table-cell table:style-name="ce31" office:value-type="float" office:value="648910.457701886" calcext:value-type="float">
            <text:p><text:s/>648,910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4" office:value-type="float" office:value="329169.76114903" calcext:value-type="float">
            <text:p><text:s/>329,170 <text:s/></text:p>
          </table:table-cell>
          <table:table-cell table:style-name="ce28" office:value-type="float" office:value="1578733.3536" calcext:value-type="float">
            <text:p><text:s/>1,578,733 <text:s/></text:p>
          </table:table-cell>
          <table:table-cell table:style-name="ce28" office:value-type="float" office:value="860157.052733333" calcext:value-type="float">
            <text:p><text:s/>860,157 <text:s/></text:p>
          </table:table-cell>
          <table:table-cell table:style-name="ce28" office:value-type="float" office:value="304860.283555556" calcext:value-type="float">
            <text:p><text:s/>304,860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25335.95813333" calcext:value-type="float">
            <text:p><text:s/>1,125,336 <text:s/></text:p>
          </table:table-cell>
          <table:table-cell table:style-name="ce28" office:value-type="float" office:value="608100.9232" calcext:value-type="float">
            <text:p><text:s/>608,101 <text:s/></text:p>
          </table:table-cell>
          <table:table-cell table:style-name="ce28" office:value-type="float" office:value="100753.787733333" calcext:value-type="float">
            <text:p><text:s/>100,754 <text:s/></text:p>
          </table:table-cell>
          <table:table-cell table:style-name="ce31" office:value-type="float" office:value="596909.624918932" calcext:value-type="float">
            <text:p><text:s/>596,910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4" office:value-type="float" office:value="253004.51695235" calcext:value-type="float">
            <text:p><text:s/>253,005 <text:s/></text:p>
          </table:table-cell>
          <table:table-cell table:style-name="ce28" office:value-type="float" office:value="1730136.4158" calcext:value-type="float">
            <text:p><text:s/>1,730,136 <text:s/></text:p>
          </table:table-cell>
          <table:table-cell table:style-name="ce28" office:value-type="float" office:value="846108.575866667" calcext:value-type="float">
            <text:p><text:s/>846,109 <text:s/></text:p>
          </table:table-cell>
          <table:table-cell table:style-name="ce28" office:value-type="float" office:value="246038.472888889" calcext:value-type="float">
            <text:p><text:s/>246,038 <text:s/></text:p>
          </table:table-cell>
          <table:table-cell table:style-name="ce28" office:value-type="float" office:value="481.581666666667" calcext:value-type="float">
            <text:p><text:s/>482 <text:s/></text:p>
          </table:table-cell>
          <table:table-cell table:style-name="ce28" office:value-type="float" office:value="1014980.96" calcext:value-type="float">
            <text:p><text:s/>1,014,981 <text:s/></text:p>
          </table:table-cell>
          <table:table-cell table:style-name="ce28" office:value-type="float" office:value="631206.0329" calcext:value-type="float">
            <text:p><text:s/>631,206 <text:s/></text:p>
          </table:table-cell>
          <table:table-cell table:style-name="ce28" office:value-type="float" office:value="105329.085866667" calcext:value-type="float">
            <text:p><text:s/>105,329 <text:s/></text:p>
          </table:table-cell>
          <table:table-cell table:style-name="ce31" office:value-type="float" office:value="645746.740909843" calcext:value-type="float">
            <text:p><text:s/>645,747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4" office:value-type="float" office:value="283568.95881865" calcext:value-type="float">
            <text:p><text:s/>283,569 <text:s/></text:p>
          </table:table-cell>
          <table:table-cell table:style-name="ce28" office:value-type="float" office:value="2029140.2534" calcext:value-type="float">
            <text:p><text:s/>2,029,140 <text:s/></text:p>
          </table:table-cell>
          <table:table-cell table:style-name="ce28" office:value-type="float" office:value="828235.835266667" calcext:value-type="float">
            <text:p><text:s/>828,236 <text:s/></text:p>
          </table:table-cell>
          <table:table-cell table:style-name="ce28" office:value-type="float" office:value="329380.274666667" calcext:value-type="float">
            <text:p><text:s/>329,380 <text:s/></text:p>
          </table:table-cell>
          <table:table-cell table:style-name="ce28" office:value-type="float" office:value="615.560555555556" calcext:value-type="float">
            <text:p><text:s/>616 <text:s/></text:p>
          </table:table-cell>
          <table:table-cell table:style-name="ce28" office:value-type="float" office:value="1210274.95866667" calcext:value-type="float">
            <text:p><text:s/>1,210,275 <text:s/></text:p>
          </table:table-cell>
          <table:table-cell table:style-name="ce28" office:value-type="float" office:value="554353.851366667" calcext:value-type="float">
            <text:p><text:s/>554,354 <text:s/></text:p>
          </table:table-cell>
          <table:table-cell table:style-name="ce28" office:value-type="float" office:value="103004.209066667" calcext:value-type="float">
            <text:p><text:s/>103,004 <text:s/></text:p>
          </table:table-cell>
          <table:table-cell table:style-name="ce31" office:value-type="float" office:value="689728.921410852" calcext:value-type="float">
            <text:p><text:s/>689,729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4" office:value-type="float" office:value="331427.72742073" calcext:value-type="float">
            <text:p><text:s/>331,428 <text:s/></text:p>
          </table:table-cell>
          <table:table-cell table:style-name="ce28" office:value-type="float" office:value="1803353.98706667" calcext:value-type="float">
            <text:p><text:s/>1,803,354 <text:s/></text:p>
          </table:table-cell>
          <table:table-cell table:style-name="ce28" office:value-type="float" office:value="898150.950666667" calcext:value-type="float">
            <text:p><text:s/>898,151 <text:s/></text:p>
          </table:table-cell>
          <table:table-cell table:style-name="ce28" office:value-type="float" office:value="325888.801777778" calcext:value-type="float">
            <text:p><text:s/>325,889 <text:s/></text:p>
          </table:table-cell>
          <table:table-cell table:style-name="ce28" office:value-type="float" office:value="211.565" calcext:value-type="float">
            <text:p><text:s/>212 <text:s/></text:p>
          </table:table-cell>
          <table:table-cell table:style-name="ce28" office:value-type="float" office:value="1200759.46666667" calcext:value-type="float">
            <text:p><text:s/>1,200,759 <text:s/></text:p>
          </table:table-cell>
          <table:table-cell table:style-name="ce28" office:value-type="float" office:value="460574.9768" calcext:value-type="float">
            <text:p><text:s/>460,575 <text:s/></text:p>
          </table:table-cell>
          <table:table-cell table:style-name="ce28" office:value-type="float" office:value="104817.165866667" calcext:value-type="float">
            <text:p><text:s/>104,817 <text:s/></text:p>
          </table:table-cell>
          <table:table-cell table:style-name="ce31" office:value-type="float" office:value="670094.565522877" calcext:value-type="float">
            <text:p><text:s/>670,095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4" office:value-type="float" office:value="295501.35448298" calcext:value-type="float">
            <text:p><text:s/>295,501 <text:s/></text:p>
          </table:table-cell>
          <table:table-cell table:style-name="ce28" office:value-type="float" office:value="1827821.8686" calcext:value-type="float">
            <text:p><text:s/>1,827,822 <text:s/></text:p>
          </table:table-cell>
          <table:table-cell table:style-name="ce28" office:value-type="float" office:value="1015389.20686667" calcext:value-type="float">
            <text:p><text:s/>1,015,389 <text:s/></text:p>
          </table:table-cell>
          <table:table-cell table:style-name="ce28" office:value-type="float" office:value="276341.309333333" calcext:value-type="float">
            <text:p><text:s/>276,341 <text:s/></text:p>
          </table:table-cell>
          <table:table-cell table:style-name="ce28" office:value-type="float" office:value="163.898888888889" calcext:value-type="float">
            <text:p><text:s/>164 <text:s/></text:p>
          </table:table-cell>
          <table:table-cell table:style-name="ce28" office:value-type="float" office:value="1068230.8" calcext:value-type="float">
            <text:p><text:s/>1,068,231 <text:s/></text:p>
          </table:table-cell>
          <table:table-cell table:style-name="ce28" office:value-type="float" office:value="385474.255666667" calcext:value-type="float">
            <text:p><text:s/>385,474 <text:s/></text:p>
          </table:table-cell>
          <table:table-cell table:style-name="ce28" office:value-type="float" office:value="46643.8293333333" calcext:value-type="float">
            <text:p><text:s/>46,644 <text:s/></text:p>
          </table:table-cell>
          <table:table-cell table:style-name="ce31" office:value-type="float" office:value="792850.061074117" calcext:value-type="float">
            <text:p><text:s/>792,850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4" office:value-type="float" office:value="238618.85891354" calcext:value-type="float">
            <text:p><text:s/>238,619 <text:s/></text:p>
          </table:table-cell>
          <table:table-cell table:style-name="ce28" office:value-type="float" office:value="1472056.69866667" calcext:value-type="float">
            <text:p><text:s/>1,472,057 <text:s/></text:p>
          </table:table-cell>
          <table:table-cell table:style-name="ce28" office:value-type="float" office:value="815044.933733333" calcext:value-type="float">
            <text:p><text:s/>815,045 <text:s/></text:p>
          </table:table-cell>
          <table:table-cell table:style-name="ce28" office:value-type="float" office:value="257548.899555556" calcext:value-type="float">
            <text:p><text:s/>257,549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976743.6" calcext:value-type="float">
            <text:p><text:s/>976,744 <text:s/></text:p>
          </table:table-cell>
          <table:table-cell table:style-name="ce28" office:value-type="float" office:value="383305.1617" calcext:value-type="float">
            <text:p><text:s/>383,305 <text:s/></text:p>
          </table:table-cell>
          <table:table-cell table:style-name="ce28" office:value-type="float" office:value="90442.5109333333" calcext:value-type="float">
            <text:p><text:s/>90,443 <text:s/></text:p>
          </table:table-cell>
          <table:table-cell table:style-name="ce31" office:value-type="float" office:value="662667.811013356" calcext:value-type="float">
            <text:p><text:s/>662,668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4" office:value-type="float" office:value="266092.10071157" calcext:value-type="float">
            <text:p><text:s/>266,092 <text:s/></text:p>
          </table:table-cell>
          <table:table-cell table:style-name="ce28" office:value-type="float" office:value="1713189.2648" calcext:value-type="float">
            <text:p><text:s/>1,713,189 <text:s/></text:p>
          </table:table-cell>
          <table:table-cell table:style-name="ce28" office:value-type="float" office:value="776392.912533333" calcext:value-type="float">
            <text:p><text:s/>776,393 <text:s/></text:p>
          </table:table-cell>
          <table:table-cell table:style-name="ce28" office:value-type="float" office:value="316945.057777778" calcext:value-type="float">
            <text:p><text:s/>316,945 <text:s/></text:p>
          </table:table-cell>
          <table:table-cell table:style-name="ce28" office:value-type="float" office:value="335.731111111111" calcext:value-type="float">
            <text:p><text:s/>336 <text:s/></text:p>
          </table:table-cell>
          <table:table-cell table:style-name="ce28" office:value-type="float" office:value="1055524.68933333" calcext:value-type="float">
            <text:p><text:s/>1,055,525 <text:s/></text:p>
          </table:table-cell>
          <table:table-cell table:style-name="ce28" office:value-type="float" office:value="513774.362333333" calcext:value-type="float">
            <text:p><text:s/>513,774 <text:s/></text:p>
          </table:table-cell>
          <table:table-cell table:style-name="ce28" office:value-type="float" office:value="109560.904533333" calcext:value-type="float">
            <text:p><text:s/>109,561 <text:s/></text:p>
          </table:table-cell>
          <table:table-cell table:style-name="ce31" office:value-type="float" office:value="698243.799783355" calcext:value-type="float">
            <text:p><text:s/>698,244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4" office:value-type="float" office:value="172388.16237082" calcext:value-type="float">
            <text:p><text:s/>172,388 <text:s/></text:p>
          </table:table-cell>
          <table:table-cell table:style-name="ce28" office:value-type="float" office:value="1806071.89446667" calcext:value-type="float">
            <text:p><text:s/>1,806,072 <text:s/></text:p>
          </table:table-cell>
          <table:table-cell table:style-name="ce28" office:value-type="float" office:value="872318.773733333" calcext:value-type="float">
            <text:p><text:s/>872,319 <text:s/></text:p>
          </table:table-cell>
          <table:table-cell table:style-name="ce28" office:value-type="float" office:value="288171.555555556" calcext:value-type="float">
            <text:p><text:s/>288,172 <text:s/></text:p>
          </table:table-cell>
          <table:table-cell table:style-name="ce28" office:value-type="float" office:value="614.568888888889" calcext:value-type="float">
            <text:p><text:s/>615 <text:s/></text:p>
          </table:table-cell>
          <table:table-cell table:style-name="ce28" office:value-type="float" office:value="816360.972" calcext:value-type="float">
            <text:p><text:s/>816,361 <text:s/></text:p>
          </table:table-cell>
          <table:table-cell table:style-name="ce28" office:value-type="float" office:value="392975.0574" calcext:value-type="float">
            <text:p><text:s/>392,975 <text:s/></text:p>
          </table:table-cell>
          <table:table-cell table:style-name="ce28" office:value-type="float" office:value="115581.496533333" calcext:value-type="float">
            <text:p><text:s/>115,581 <text:s/></text:p>
          </table:table-cell>
          <table:table-cell table:style-name="ce31" office:value-type="float" office:value="709732.402743372" calcext:value-type="float">
            <text:p><text:s/>709,732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4" office:value-type="float" office:value="157523.14604435" calcext:value-type="float">
            <text:p><text:s/>157,523 <text:s/></text:p>
          </table:table-cell>
          <table:table-cell table:style-name="ce28" office:value-type="float" office:value="2365825.01393333" calcext:value-type="float">
            <text:p><text:s/>2,365,825 <text:s/></text:p>
          </table:table-cell>
          <table:table-cell table:style-name="ce28" office:value-type="float" office:value="940281.200733333" calcext:value-type="float">
            <text:p><text:s/>940,281 <text:s/></text:p>
          </table:table-cell>
          <table:table-cell table:style-name="ce28" office:value-type="float" office:value="287745.872888889" calcext:value-type="float">
            <text:p><text:s/>287,746 <text:s/></text:p>
          </table:table-cell>
          <table:table-cell table:style-name="ce28" office:value-type="float" office:value="1134.09833333333" calcext:value-type="float">
            <text:p><text:s/>1,134 <text:s/></text:p>
          </table:table-cell>
          <table:table-cell table:style-name="ce28" office:value-type="float" office:value="953344.438666667" calcext:value-type="float">
            <text:p><text:s/>953,344 <text:s/></text:p>
          </table:table-cell>
          <table:table-cell table:style-name="ce28" office:value-type="float" office:value="335063.998733333" calcext:value-type="float">
            <text:p><text:s/>335,064 <text:s/></text:p>
          </table:table-cell>
          <table:table-cell table:style-name="ce28" office:value-type="float" office:value="112828.8448" calcext:value-type="float">
            <text:p><text:s/>112,829 <text:s/></text:p>
          </table:table-cell>
          <table:table-cell table:style-name="ce31" office:value-type="float" office:value="758375.20186535" calcext:value-type="float">
            <text:p><text:s/>758,375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1 - 11月</text:p>
          </table:table-cell>
          <table:table-cell table:style-name="ce19"/>
          <table:table-cell table:style-name="ce24" office:value-type="float" office:value="3032858.72767339" calcext:value-type="float">
            <text:p><text:s/>3,032,859 <text:s/></text:p>
          </table:table-cell>
          <table:table-cell table:style-name="ce28" office:value-type="float" office:value="19907146.064" calcext:value-type="float">
            <text:p><text:s/>19,907,146 <text:s/></text:p>
          </table:table-cell>
          <table:table-cell table:style-name="ce28" office:value-type="float" office:value="9877274.58553333" calcext:value-type="float">
            <text:p><text:s/>9,877,275 <text:s/></text:p>
          </table:table-cell>
          <table:table-cell table:style-name="ce28" office:value-type="float" office:value="3413874.77333333" calcext:value-type="float">
            <text:p><text:s/>3,413,875 <text:s/></text:p>
          </table:table-cell>
          <table:table-cell table:style-name="ce28" office:value-type="float" office:value="3898.33611111111" calcext:value-type="float">
            <text:p><text:s/>3,898 <text:s/></text:p>
          </table:table-cell>
          <table:table-cell table:style-name="ce28" office:value-type="float" office:value="11919637.9362667" calcext:value-type="float">
            <text:p><text:s/>11,919,638 <text:s/></text:p>
          </table:table-cell>
          <table:table-cell table:style-name="ce28" office:value-type="float" office:value="5245500.6512" calcext:value-type="float">
            <text:p><text:s/>5,245,501 <text:s/></text:p>
          </table:table-cell>
          <table:table-cell table:style-name="ce28" office:value-type="float" office:value="1098507.1616" calcext:value-type="float">
            <text:p><text:s/>1,098,507 <text:s/></text:p>
          </table:table-cell>
          <table:table-cell table:style-name="ce31" office:value-type="float" office:value="7650133.55309312" calcext:value-type="float">
            <text:p><text:s/>7,650,134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12月</text:p>
          </table:table-cell>
          <table:table-cell table:style-name="ce19"/>
          <table:table-cell table:style-name="ce24" office:value-type="float" office:value="187447.02328766" calcext:value-type="float">
            <text:p><text:s/>187,447 <text:s/></text:p>
          </table:table-cell>
          <table:table-cell table:style-name="ce28" office:value-type="float" office:value="2119987.5918" calcext:value-type="float">
            <text:p><text:s/>2,119,988 <text:s/></text:p>
          </table:table-cell>
          <table:table-cell table:style-name="ce28" office:value-type="float" office:value="958859.425333333" calcext:value-type="float">
            <text:p><text:s/>958,859 <text:s/></text:p>
          </table:table-cell>
          <table:table-cell table:style-name="ce28" office:value-type="float" office:value="255943.501333333" calcext:value-type="float">
            <text:p><text:s/>255,944 <text:s/></text:p>
          </table:table-cell>
          <table:table-cell table:style-name="ce28" office:value-type="float" office:value="903.285555555556" calcext:value-type="float">
            <text:p><text:s/>903 <text:s/></text:p>
          </table:table-cell>
          <table:table-cell table:style-name="ce28" office:value-type="float" office:value="877654.345866667" calcext:value-type="float">
            <text:p><text:s/>877,654 <text:s/></text:p>
          </table:table-cell>
          <table:table-cell table:style-name="ce28" office:value-type="float" office:value="356448.483633333" calcext:value-type="float">
            <text:p><text:s/>356,448 <text:s/></text:p>
          </table:table-cell>
          <table:table-cell table:style-name="ce28" office:value-type="float" office:value="99572.4928" calcext:value-type="float">
            <text:p><text:s/>99,572 <text:s/></text:p>
          </table:table-cell>
          <table:table-cell table:style-name="ce31" office:value-type="float" office:value="597847.498009091" calcext:value-type="float">
            <text:p><text:s/>597,847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1 - 12月</text:p>
          </table:table-cell>
          <table:table-cell table:style-name="ce19"/>
          <table:table-cell table:style-name="ce24" office:value-type="float" office:value="3220305.75096105" calcext:value-type="float">
            <text:p><text:s/>3,220,306 <text:s/></text:p>
          </table:table-cell>
          <table:table-cell table:style-name="ce28" office:value-type="float" office:value="22027133.6558" calcext:value-type="float">
            <text:p><text:s/>22,027,134 <text:s/></text:p>
          </table:table-cell>
          <table:table-cell table:style-name="ce28" office:value-type="float" office:value="10836134.0108667" calcext:value-type="float">
            <text:p><text:s/>10,836,134 <text:s/></text:p>
          </table:table-cell>
          <table:table-cell table:style-name="ce28" office:value-type="float" office:value="3669818.27466667" calcext:value-type="float">
            <text:p><text:s/>3,669,818 <text:s/></text:p>
          </table:table-cell>
          <table:table-cell table:style-name="ce28" office:value-type="float" office:value="4801.62166666667" calcext:value-type="float">
            <text:p><text:s/>4,802 <text:s/></text:p>
          </table:table-cell>
          <table:table-cell table:style-name="ce28" office:value-type="float" office:value="12797292.2821333" calcext:value-type="float">
            <text:p><text:s/>12,797,292 <text:s/></text:p>
          </table:table-cell>
          <table:table-cell table:style-name="ce28" office:value-type="float" office:value="5601949.13483333" calcext:value-type="float">
            <text:p><text:s/>5,601,949 <text:s/></text:p>
          </table:table-cell>
          <table:table-cell table:style-name="ce28" office:value-type="float" office:value="1198079.6544" calcext:value-type="float">
            <text:p><text:s/>1,198,080 <text:s/></text:p>
          </table:table-cell>
          <table:table-cell table:style-name="ce31" office:value-type="float" office:value="8247981.05110221" calcext:value-type="float">
            <text:p><text:s/>8,247,981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/>
          <table:table-cell table:style-name="ce19"/>
          <table:table-cell table:style-name="ce24"/>
          <table:table-cell table:style-name="ce28" table:number-columns-repeated="7"/>
          <table:table-cell table:style-name="ce31"/>
          <table:table-cell table:number-columns-repeated="1012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4" office:value-type="float" office:value="141853.13406994" calcext:value-type="float">
            <text:p><text:s/>141,853 <text:s/></text:p>
          </table:table-cell>
          <table:table-cell table:style-name="ce28" office:value-type="float" office:value="2016888.62873333" calcext:value-type="float">
            <text:p><text:s/>2,016,889 <text:s/></text:p>
          </table:table-cell>
          <table:table-cell table:style-name="ce28" office:value-type="float" office:value="965207.7916" calcext:value-type="float">
            <text:p><text:s/>965,208 <text:s/></text:p>
          </table:table-cell>
          <table:table-cell table:style-name="ce28" office:value-type="float" office:value="214491.533333333" calcext:value-type="float">
            <text:p><text:s/>214,492 <text:s/></text:p>
          </table:table-cell>
          <table:table-cell table:style-name="ce28" office:value-type="float" office:value="1840.59944444444" calcext:value-type="float">
            <text:p><text:s/>1,841 <text:s/></text:p>
          </table:table-cell>
          <table:table-cell table:style-name="ce28" office:value-type="float" office:value="951583.733333333" calcext:value-type="float">
            <text:p><text:s/>951,584 <text:s/></text:p>
          </table:table-cell>
          <table:table-cell table:style-name="ce28" office:value-type="float" office:value="444268.513833333" calcext:value-type="float">
            <text:p><text:s/>444,269 <text:s/></text:p>
          </table:table-cell>
          <table:table-cell table:style-name="ce28" office:value-type="float" office:value="111676.4576" calcext:value-type="float">
            <text:p><text:s/>111,676 <text:s/></text:p>
          </table:table-cell>
          <table:table-cell table:style-name="ce31" office:value-type="float" office:value="594421.902660903" calcext:value-type="float">
            <text:p><text:s/>594,422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4" office:value-type="float" office:value="184723.30782988" calcext:value-type="float">
            <text:p><text:s/>184,723 <text:s/></text:p>
          </table:table-cell>
          <table:table-cell table:style-name="ce28" office:value-type="float" office:value="1810179.02173333" calcext:value-type="float">
            <text:p><text:s/>1,810,179 <text:s/></text:p>
          </table:table-cell>
          <table:table-cell table:style-name="ce28" office:value-type="float" office:value="820643.3794" calcext:value-type="float">
            <text:p><text:s/>820,643 <text:s/></text:p>
          </table:table-cell>
          <table:table-cell table:style-name="ce28" office:value-type="float" office:value="199987.248" calcext:value-type="float">
            <text:p><text:s/>199,987 <text:s/></text:p>
          </table:table-cell>
          <table:table-cell table:style-name="ce28" office:value-type="float" office:value="683.466111111111" calcext:value-type="float">
            <text:p><text:s/>683 <text:s/></text:p>
          </table:table-cell>
          <table:table-cell table:style-name="ce28" office:value-type="float" office:value="905783.2" calcext:value-type="float">
            <text:p><text:s/>905,783 <text:s/></text:p>
          </table:table-cell>
          <table:table-cell table:style-name="ce28" office:value-type="float" office:value="525844.400833333" calcext:value-type="float">
            <text:p><text:s/>525,844 <text:s/></text:p>
          </table:table-cell>
          <table:table-cell table:style-name="ce28" office:value-type="float" office:value="93550.2976" calcext:value-type="float">
            <text:p><text:s/>93,550 <text:s/></text:p>
          </table:table-cell>
          <table:table-cell table:style-name="ce31" office:value-type="float" office:value="577075.3131271" calcext:value-type="float">
            <text:p><text:s/>577,075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4" office:value-type="float" office:value="161073.07094363" calcext:value-type="float">
            <text:p><text:s/>161,073 <text:s/></text:p>
          </table:table-cell>
          <table:table-cell table:style-name="ce28" office:value-type="float" office:value="2537046.34993333" calcext:value-type="float">
            <text:p><text:s/>2,537,046 <text:s/></text:p>
          </table:table-cell>
          <table:table-cell table:style-name="ce28" office:value-type="float" office:value="907221.186733333" calcext:value-type="float">
            <text:p><text:s/>907,221 <text:s/></text:p>
          </table:table-cell>
          <table:table-cell table:style-name="ce28" office:value-type="float" office:value="262616.72" calcext:value-type="float">
            <text:p><text:s/>262,617 <text:s/></text:p>
          </table:table-cell>
          <table:table-cell table:style-name="ce28" office:value-type="float" office:value="341.445" calcext:value-type="float">
            <text:p><text:s/>341 <text:s/></text:p>
          </table:table-cell>
          <table:table-cell table:style-name="ce28" office:value-type="float" office:value="1162904.84706667" calcext:value-type="float">
            <text:p><text:s/>1,162,905 <text:s/></text:p>
          </table:table-cell>
          <table:table-cell table:style-name="ce28" office:value-type="float" office:value="586424.563433333" calcext:value-type="float">
            <text:p><text:s/>586,425 <text:s/></text:p>
          </table:table-cell>
          <table:table-cell table:style-name="ce28" office:value-type="float" office:value="110113.4496" calcext:value-type="float">
            <text:p><text:s/>110,113 <text:s/></text:p>
          </table:table-cell>
          <table:table-cell table:style-name="ce31" office:value-type="float" office:value="618021.302148999" calcext:value-type="float">
            <text:p><text:s/>618,021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4" office:value-type="float" office:value="222569.10019841" calcext:value-type="float">
            <text:p><text:s/>222,569 <text:s/></text:p>
          </table:table-cell>
          <table:table-cell table:style-name="ce28" office:value-type="float" office:value="2019537.53213333" calcext:value-type="float">
            <text:p><text:s/>2,019,538 <text:s/></text:p>
          </table:table-cell>
          <table:table-cell table:style-name="ce28" office:value-type="float" office:value="837544.015533333" calcext:value-type="float">
            <text:p><text:s/>837,544 <text:s/></text:p>
          </table:table-cell>
          <table:table-cell table:style-name="ce28" office:value-type="float" office:value="288525.685333333" calcext:value-type="float">
            <text:p><text:s/>288,52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15543.576" calcext:value-type="float">
            <text:p><text:s/>1,115,544 <text:s/></text:p>
          </table:table-cell>
          <table:table-cell table:style-name="ce28" office:value-type="float" office:value="499100.0623" calcext:value-type="float">
            <text:p><text:s/>499,100 <text:s/></text:p>
          </table:table-cell>
          <table:table-cell table:style-name="ce28" office:value-type="float" office:value="117860.96" calcext:value-type="float">
            <text:p><text:s/>117,861 <text:s/></text:p>
          </table:table-cell>
          <table:table-cell table:style-name="ce31" office:value-type="float" office:value="670286.792900546" calcext:value-type="float">
            <text:p><text:s/>670,287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4" office:value-type="float" office:value="154775.88472321" calcext:value-type="float">
            <text:p><text:s/>154,776 <text:s/></text:p>
          </table:table-cell>
          <table:table-cell table:style-name="ce28" office:value-type="float" office:value="2168751.3588" calcext:value-type="float">
            <text:p><text:s/>2,168,751 <text:s/></text:p>
          </table:table-cell>
          <table:table-cell table:style-name="ce28" office:value-type="float" office:value="1040271.06993333" calcext:value-type="float">
            <text:p><text:s/>1,040,271 <text:s/></text:p>
          </table:table-cell>
          <table:table-cell table:style-name="ce28" office:value-type="float" office:value="294273.928888889" calcext:value-type="float">
            <text:p><text:s/>294,274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75660.53733333" calcext:value-type="float">
            <text:p><text:s/>1,175,661 <text:s/></text:p>
          </table:table-cell>
          <table:table-cell table:style-name="ce28" office:value-type="float" office:value="385740.368433333" calcext:value-type="float">
            <text:p><text:s/>385,740 <text:s/></text:p>
          </table:table-cell>
          <table:table-cell table:style-name="ce28" office:value-type="float" office:value="117394.4512" calcext:value-type="float">
            <text:p><text:s/>117,394 <text:s/></text:p>
          </table:table-cell>
          <table:table-cell table:style-name="ce31" office:value-type="float" office:value="750483.689449577" calcext:value-type="float">
            <text:p><text:s/>750,484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4" office:value-type="float" office:value="234508.74002209" calcext:value-type="float">
            <text:p><text:s/>234,509 <text:s/></text:p>
          </table:table-cell>
          <table:table-cell table:style-name="ce28" office:value-type="float" office:value="1859662.519" calcext:value-type="float">
            <text:p><text:s/>1,859,663 <text:s/></text:p>
          </table:table-cell>
          <table:table-cell table:style-name="ce28" office:value-type="float" office:value="914559.5498" calcext:value-type="float">
            <text:p><text:s/>914,560 <text:s/></text:p>
          </table:table-cell>
          <table:table-cell table:style-name="ce28" office:value-type="float" office:value="302235.537777778" calcext:value-type="float">
            <text:p><text:s/>302,23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143932.188" calcext:value-type="float">
            <text:p><text:s/>1,143,932 <text:s/></text:p>
          </table:table-cell>
          <table:table-cell table:style-name="ce28" office:value-type="float" office:value="492846.0389" calcext:value-type="float">
            <text:p><text:s/>492,846 <text:s/></text:p>
          </table:table-cell>
          <table:table-cell table:style-name="ce28" office:value-type="float" office:value="105498.004266667" calcext:value-type="float">
            <text:p><text:s/>105,498 <text:s/></text:p>
          </table:table-cell>
          <table:table-cell table:style-name="ce31" office:value-type="float" office:value="728044.684055555" calcext:value-type="float">
            <text:p><text:s/>728,045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4" office:value-type="float" office:value="163255.33072411" calcext:value-type="float">
            <text:p><text:s/>163,255 <text:s/></text:p>
          </table:table-cell>
          <table:table-cell table:style-name="ce28" office:value-type="float" office:value="2008587.5368" calcext:value-type="float">
            <text:p><text:s/>2,008,588 <text:s/></text:p>
          </table:table-cell>
          <table:table-cell table:style-name="ce28" office:value-type="float" office:value="1103822.43746667" calcext:value-type="float">
            <text:p><text:s/>1,103,822 <text:s/></text:p>
          </table:table-cell>
          <table:table-cell table:style-name="ce28" office:value-type="float" office:value="295321.108444444" calcext:value-type="float">
            <text:p><text:s/>295,321 <text:s/></text:p>
          </table:table-cell>
          <table:table-cell table:style-name="ce28" office:value-type="float" office:value="579.36" calcext:value-type="float">
            <text:p><text:s/>579 <text:s/></text:p>
          </table:table-cell>
          <table:table-cell table:style-name="ce28" office:value-type="float" office:value="1200617.432" calcext:value-type="float">
            <text:p><text:s/>1,200,617 <text:s/></text:p>
          </table:table-cell>
          <table:table-cell table:style-name="ce28" office:value-type="float" office:value="526843.276633333" calcext:value-type="float">
            <text:p><text:s/>526,843 <text:s/></text:p>
          </table:table-cell>
          <table:table-cell table:style-name="ce28" office:value-type="float" office:value="39515.136" calcext:value-type="float">
            <text:p><text:s/>39,515 <text:s/></text:p>
          </table:table-cell>
          <table:table-cell table:style-name="ce31" office:value-type="float" office:value="713432.592044385" calcext:value-type="float">
            <text:p><text:s/>713,433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4" office:value-type="float" office:value="188974.14032836" calcext:value-type="float">
            <text:p><text:s/>188,974 <text:s/></text:p>
          </table:table-cell>
          <table:table-cell table:style-name="ce28" office:value-type="float" office:value="2007556.38633333" calcext:value-type="float">
            <text:p><text:s/>2,007,556 <text:s/></text:p>
          </table:table-cell>
          <table:table-cell table:style-name="ce28" office:value-type="float" office:value="1055243.293" calcext:value-type="float">
            <text:p><text:s/>1,055,243 <text:s/></text:p>
          </table:table-cell>
          <table:table-cell table:style-name="ce28" office:value-type="float" office:value="305317.662222222" calcext:value-type="float">
            <text:p><text:s/>305,318 <text:s/></text:p>
          </table:table-cell>
          <table:table-cell table:style-name="ce28" office:value-type="float" office:value="265.747777777778" calcext:value-type="float">
            <text:p><text:s/>266 <text:s/></text:p>
          </table:table-cell>
          <table:table-cell table:style-name="ce28" office:value-type="float" office:value="1240683.836" calcext:value-type="float">
            <text:p><text:s/>1,240,684 <text:s/></text:p>
          </table:table-cell>
          <table:table-cell table:style-name="ce28" office:value-type="float" office:value="503703.928633333" calcext:value-type="float">
            <text:p><text:s/>503,704 <text:s/></text:p>
          </table:table-cell>
          <table:table-cell table:style-name="ce28" office:value-type="float" office:value="35273.7706666667" calcext:value-type="float">
            <text:p><text:s/>35,274 <text:s/></text:p>
          </table:table-cell>
          <table:table-cell table:style-name="ce31" office:value-type="float" office:value="877002.05711624" calcext:value-type="float">
            <text:p><text:s/>877,002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4" office:value-type="float" office:value="182139.76048924" calcext:value-type="float">
            <text:p><text:s/>182,140 <text:s/></text:p>
          </table:table-cell>
          <table:table-cell table:style-name="ce28" office:value-type="float" office:value="2142426.27993333" calcext:value-type="float">
            <text:p><text:s/>2,142,426 <text:s/></text:p>
          </table:table-cell>
          <table:table-cell table:style-name="ce28" office:value-type="float" office:value="1008223.65453333" calcext:value-type="float">
            <text:p><text:s/>1,008,224 <text:s/></text:p>
          </table:table-cell>
          <table:table-cell table:style-name="ce28" office:value-type="float" office:value="271775.777777778" calcext:value-type="float">
            <text:p><text:s/>271,776 <text:s/></text:p>
          </table:table-cell>
          <table:table-cell table:style-name="ce28" office:value-type="float" office:value="376.087222222222" calcext:value-type="float">
            <text:p><text:s/>376 <text:s/></text:p>
          </table:table-cell>
          <table:table-cell table:style-name="ce28" office:value-type="float" office:value="1163628.66666667" calcext:value-type="float">
            <text:p><text:s/>1,163,629 <text:s/></text:p>
          </table:table-cell>
          <table:table-cell table:style-name="ce28" office:value-type="float" office:value="461368.450466667" calcext:value-type="float">
            <text:p><text:s/>461,368 <text:s/></text:p>
          </table:table-cell>
          <table:table-cell table:style-name="ce28" office:value-type="float" office:value="53510.9973333333" calcext:value-type="float">
            <text:p><text:s/>53,511 <text:s/></text:p>
          </table:table-cell>
          <table:table-cell table:style-name="ce31" office:value-type="float" office:value="717204.842090106" calcext:value-type="float">
            <text:p><text:s/>717,205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4" office:value-type="float" office:value="165691.71641875" calcext:value-type="float">
            <text:p><text:s/>165,692 <text:s/></text:p>
          </table:table-cell>
          <table:table-cell table:style-name="ce28" office:value-type="float" office:value="1963003.90693333" calcext:value-type="float">
            <text:p><text:s/>1,963,004 <text:s/></text:p>
          </table:table-cell>
          <table:table-cell table:style-name="ce28" office:value-type="float" office:value="929575.144333334" calcext:value-type="float">
            <text:p><text:s/>929,575 <text:s/></text:p>
          </table:table-cell>
          <table:table-cell table:style-name="ce28" office:value-type="float" office:value="265076.444444444" calcext:value-type="float">
            <text:p><text:s/>265,076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28" office:value-type="float" office:value="1013110" calcext:value-type="float">
            <text:p><text:s/>1,013,110 <text:s/></text:p>
          </table:table-cell>
          <table:table-cell table:style-name="ce28" office:value-type="float" office:value="323068.533466667" calcext:value-type="float">
            <text:p><text:s/>323,069 <text:s/></text:p>
          </table:table-cell>
          <table:table-cell table:style-name="ce28" office:value-type="float" office:value="119566.1024" calcext:value-type="float">
            <text:p><text:s/>119,566 <text:s/></text:p>
          </table:table-cell>
          <table:table-cell table:style-name="ce31" office:value-type="float" office:value="827483.84453875" calcext:value-type="float">
            <text:p><text:s/>827,484 <text:s/></text:p>
          </table:table-cell>
          <table:table-cell table:number-columns-repeated="1012"/>
        </table:table-row>
        <table:table-row table:style-name="ro4">
          <table:table-cell table:style-name="ce5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4" office:value-type="float" office:value="145749.17163429" calcext:value-type="float">
            <text:p><text:s/>145,749 <text:s/></text:p>
          </table:table-cell>
          <table:table-cell table:style-name="ce28" office:value-type="float" office:value="1635637.40426667" calcext:value-type="float">
            <text:p><text:s/>1,635,637 <text:s/></text:p>
          </table:table-cell>
          <table:table-cell table:style-name="ce28" office:value-type="float" office:value="932899.097" calcext:value-type="float">
            <text:p><text:s/>932,899 <text:s/></text:p>
          </table:table-cell>
          <table:table-cell table:style-name="ce28" office:value-type="float" office:value="315385.915555556" calcext:value-type="float">
            <text:p><text:s/>315,386 <text:s/></text:p>
          </table:table-cell>
          <table:table-cell table:style-name="ce28" office:value-type="float" office:value="683.107222222222" calcext:value-type="float">
            <text:p><text:s/>683 <text:s/></text:p>
          </table:table-cell>
          <table:table-cell table:style-name="ce28" office:value-type="float" office:value="1055516.23333333" calcext:value-type="float">
            <text:p><text:s/>1,055,516 <text:s/></text:p>
          </table:table-cell>
          <table:table-cell table:style-name="ce28" office:value-type="float" office:value="350996.8674" calcext:value-type="float">
            <text:p><text:s/>350,997 <text:s/></text:p>
          </table:table-cell>
          <table:table-cell table:style-name="ce28" office:value-type="float" office:value="106863.633066667" calcext:value-type="float">
            <text:p><text:s/>106,864 <text:s/></text:p>
          </table:table-cell>
          <table:table-cell table:style-name="ce31" office:value-type="float" office:value="789612.516049956" calcext:value-type="float">
            <text:p><text:s/>789,613 <text:s/></text:p>
          </table:table-cell>
          <table:table-cell table:number-columns-repeated="1012"/>
        </table:table-row>
        <table:table-row table:style-name="ro4">
          <table:table-cell table:style-name="ce6"/>
          <table:table-cell table:style-name="ce14" office:value-type="string" calcext:value-type="string">
            <text:p>1 - 11月</text:p>
          </table:table-cell>
          <table:table-cell table:style-name="ce20"/>
          <table:table-cell table:style-name="ce25" office:value-type="float" office:value="1945313.35738191" calcext:value-type="float">
            <text:p><text:s/>1,945,313 <text:s/></text:p>
          </table:table-cell>
          <table:table-cell table:style-name="ce29" office:value-type="float" office:value="22169276.9246" calcext:value-type="float">
            <text:p><text:s/>22,169,277 <text:s/></text:p>
          </table:table-cell>
          <table:table-cell table:style-name="ce29" office:value-type="float" office:value="10515210.6193333" calcext:value-type="float">
            <text:p><text:s/>10,515,211 <text:s/></text:p>
          </table:table-cell>
          <table:table-cell table:style-name="ce29" office:value-type="float" office:value="3015007.56177778" calcext:value-type="float">
            <text:p><text:s/>3,015,008 <text:s/></text:p>
          </table:table-cell>
          <table:table-cell table:style-name="ce29" office:value-type="float" office:value="4769.81277777778" calcext:value-type="float">
            <text:p><text:s/>4,770 <text:s/></text:p>
          </table:table-cell>
          <table:table-cell table:style-name="ce29" office:value-type="float" office:value="12128964.2497333" calcext:value-type="float">
            <text:p><text:s/>12,128,964 <text:s/></text:p>
          </table:table-cell>
          <table:table-cell table:style-name="ce29" office:value-type="float" office:value="5100205.00433333" calcext:value-type="float">
            <text:p><text:s/>5,100,205 <text:s/></text:p>
          </table:table-cell>
          <table:table-cell table:style-name="ce29" office:value-type="float" office:value="1010823.25973333" calcext:value-type="float">
            <text:p><text:s/>1,010,823 <text:s/></text:p>
          </table:table-cell>
          <table:table-cell table:style-name="ce32" office:value-type="float" office:value="7863069.53618212" calcext:value-type="float">
            <text:p><text:s/>7,863,070 <text:s/>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 table:number-columns-spanned="12" table:number-rows-spanned="1">
            <text:p>註：1.各項油品之供給=轉變產出合計+進口。</text:p>
          </table:table-cell>
          <table:covered-table-cell table:number-columns-repeated="11" table:style-name="ce15"/>
          <table:table-cell table:number-columns-repeated="1012"/>
        </table:table-row>
        <table:table-row table:style-name="ro4">
          <table:table-cell table:style-name="ce8" office:value-type="string" calcext:value-type="string" table:number-columns-spanned="12" table:number-rows-spanned="1">
            <text:p><text:s text:c="4"/>2.本表其他油品包含煉油廠進料、添加劑/含氧化合物(MTBE)、煉油氣、白精油、柏油、溶劑油、石蠟、石油焦及其他石油產品。</text:p>
          </table:table-cell>
          <table:covered-table-cell table:number-columns-repeated="11" table:style-name="ce16"/>
          <table:table-cell table:number-columns-repeated="1012"/>
        </table:table-row>
        <table:table-row table:style-name="ro5" table:number-rows-repeated="5">
          <table:table-cell table:number-columns-repeated="1024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1">
      <number:number number:decimal-places="0" loext:min-decimal-places="0" number:min-integer-digits="1"/>
      <number:text> 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-  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3">
      <number:text>-  </number:text>
      <style:map style:condition="value()&gt;0" style:apply-style-name="N183P0"/>
      <style:map style:condition="value()&lt;0" style:apply-style-name="N18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石油產品供給</dc:title>
    <dc:subject>石油產品供給</dc:subject>
    <meta:keyword>能源統計月報</meta:keyword>
    <dc:description>石油產品供給</dc:description>
    <meta:initial-creator>國際合作與能源統計科</meta:initial-creator>
    <meta:creation-date>2012-04-19T11:12:54</meta:creation-date>
    <dc:creator>方文秀</dc:creator>
    <dc:date>2021-12-29T20:23:27</dc:date>
    <meta:print-date>2021-12-29T20:23:25</meta:print-date>
    <meta:document-statistic meta:table-count="1" meta:cell-count="456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